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color="#000000" draw:fill="solid" draw:fill-color="#ff8080"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false" fo:min-height="0cm" fo:min-width="25.535cm"/>
    </style:style>
    <style:style style:name="gr3" style:family="graphic" style:parent-style-name="standard">
      <style:graphic-properties svg:stroke-color="#000000" draw:fill="solid" draw:fill-color="#23ff23"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3.63cm"/>
    </style:style>
    <style:style style:name="gr5" style:family="graphic" style:parent-style-name="standard">
      <style:graphic-properties svg:stroke-color="#000000" draw:fill="solid" draw:fill-color="#4c4c4c" draw:textarea-horizontal-align="justify" draw:textarea-vertical-align="middle" draw:auto-grow-height="false"/>
    </style:style>
    <style:style style:name="gr6" style:family="graphic" style:parent-style-name="standard">
      <style:graphic-properties svg:stroke-color="#000000" draw:fill="solid" draw:fill-color="#ffd320" draw:textarea-horizontal-align="center" draw:textarea-vertical-align="middle"/>
    </style:style>
    <style:style style:name="gr7" style:family="graphic" style:parent-style-name="standard">
      <style:graphic-properties svg:stroke-color="#000000" draw:fill="solid" draw:fill-color="#666666" draw:textarea-horizontal-align="justify" draw:textarea-vertical-align="middle" draw:auto-grow-height="false"/>
    </style:style>
    <style:style style:name="gr8" style:family="graphic" style:parent-style-name="standard">
      <style:graphic-properties svg:stroke-color="#000000" draw:fill="solid" draw:fill-color="#ffd320"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0.63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82cm" svg:height="7.825cm" svg:x="14.933cm" svg:y="8.62cm">
          <text:p text:style-name="P1">Start</text:p>
          <text:p text:style-name="P1"/>
          <draw:enhanced-geometry svg:viewBox="0 0 21600 21600" draw:mirror-horizontal="false" draw:mirror-vertical="false" draw:type="rectangle" draw:enhanced-path="M 0 0 L 21600 0 21600 21600 0 21600 0 0 Z N"/>
        </draw:custom-shape>
        <draw:custom-shape draw:style-name="gr1" draw:text-style-name="P1" draw:layer="layout" svg:width="4.482cm" svg:height="7.825cm" svg:x="2.233cm" svg:y="8.415cm">
          <text:p text:style-name="P1">Start</text:p>
          <text:p text:style-name="P1"/>
          <draw:enhanced-geometry svg:viewBox="0 0 21600 21600" draw:mirror-horizontal="false" draw:mirror-vertical="false" draw:type="rectangle" draw:enhanced-path="M 0 0 L 21600 0 21600 21600 0 21600 0 0 Z N"/>
        </draw:custom-shape>
        <draw:frame draw:style-name="gr2" draw:layer="layout" svg:width="26.035cm" svg:height="1.038cm" svg:x="0.905cm" svg:y="19.415cm">
          <draw:text-box>
            <text:p>Please be gentle, I am a programmer not an artist.<text:tab/><text:tab/><text:tab/>--Sqeaky</text:p>
          </draw:text-box>
        </draw:frame>
        <draw:custom-shape draw:style-name="gr3" draw:text-style-name="P1" draw:layer="layout" svg:width="1.159cm" svg:height="1.179cm" svg:x="2.381cm" svg:y="15.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layer="layout" svg:width="24.765cm" svg:height="2.612cm" svg:x="1.635cm" svg:y="1.286cm">
          <draw:text-box>
            <text:p>In this medium-hard difficulty stage the player needs to be crafty and make more place for the round balls of Gold (Heavy), Lead (Heavier), and Uranium(Freaking Heavy). All they get to do it is a chain.</text:p>
          </draw:text-box>
        </draw:frame>
        <draw:custom-shape draw:style-name="gr5" draw:text-style-name="P1" draw:layer="layout" svg:width="0.635cm" svg:height="0.635cm" svg:x="9.89cm" svg:y="9.255cm">
          <text:p/>
          <draw:enhanced-geometry svg:viewBox="0 0 21600 21600" draw:mirror-horizontal="false" draw:mirror-vertical="false" draw:type="rectangle" draw:enhanced-path="M 0 0 L 21600 0 21600 21600 0 21600 0 0 Z N"/>
        </draw:custom-shape>
        <draw:line draw:style-name="gr6" draw:text-style-name="P1" draw:layer="layout" svg:x1="1.635cm" svg:y1="16.875cm" svg:x2="1.635cm" svg:y2="5.445cm">
          <text:p/>
        </draw:line>
        <draw:line draw:style-name="gr6" draw:text-style-name="P1" draw:layer="layout" svg:x1="13.7cm" svg:y1="5.445cm" svg:x2="1.635cm" svg:y2="5.445cm">
          <text:p/>
        </draw:line>
        <draw:line draw:style-name="gr6" draw:text-style-name="P1" draw:layer="layout" svg:x1="13.7cm" svg:y1="5.445cm" svg:x2="13.7cm" svg:y2="16.875cm">
          <text:p/>
        </draw:line>
        <draw:line draw:style-name="gr6" draw:text-style-name="P1" draw:layer="layout" svg:x1="1.635cm" svg:y1="16.875cm" svg:x2="13.7cm" svg:y2="16.875cm">
          <text:p/>
        </draw:line>
        <draw:line draw:style-name="gr6" draw:text-style-name="P1" draw:layer="layout" svg:x1="14.335cm" svg:y1="16.875cm" svg:x2="14.335cm" svg:y2="5.445cm">
          <text:p/>
        </draw:line>
        <draw:line draw:style-name="gr6" draw:text-style-name="P1" draw:layer="layout" svg:x1="26.4cm" svg:y1="5.445cm" svg:x2="14.335cm" svg:y2="5.445cm">
          <text:p/>
        </draw:line>
        <draw:line draw:style-name="gr6" draw:text-style-name="P1" draw:layer="layout" svg:x1="26.4cm" svg:y1="5.445cm" svg:x2="26.4cm" svg:y2="16.875cm">
          <text:p/>
        </draw:line>
        <draw:line draw:style-name="gr6" draw:text-style-name="P1" draw:layer="layout" svg:x1="14.335cm" svg:y1="16.875cm" svg:x2="26.4cm" svg:y2="16.875cm">
          <text:p/>
        </draw:line>
        <draw:custom-shape draw:style-name="gr5" draw:text-style-name="P1" draw:layer="layout" svg:width="0.635cm" svg:height="0.635cm" svg:x="12.43cm" svg:y="9.255cm">
          <text:p/>
          <draw:enhanced-geometry svg:viewBox="0 0 21600 21600" draw:mirror-horizontal="false" draw:mirror-vertical="false" draw:type="rectangle" draw:enhanced-path="M 0 0 L 21600 0 21600 21600 0 21600 0 0 Z N"/>
        </draw:custom-shape>
        <draw:custom-shape draw:style-name="gr7" draw:text-style-name="P1" draw:layer="layout" svg:width="1.159cm" svg:height="1.179cm" svg:x="4.81cm" svg:y="15.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159cm" svg:height="1.179cm" svg:x="3.651cm" svg:y="15.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27cm" svg:height="0.635cm" svg:x="2.905cm" svg:y="12.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 draw:layer="layout" svg:width="1.27cm" svg:height="0.635cm" svg:x="2.905cm" svg:y="9.8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1" draw:layer="layout" svg:width="0.649cm" svg:height="0.45cm" svg:x="4.041cm" svg:y="9.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2cm" svg:height="0.635cm" svg:x="4.509cm" svg:y="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2cm" svg:height="0.635cm" svg:x="4.509cm" svg:y="10.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649cm" svg:height="0.45cm" svg:x="4.062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2cm" svg:height="0.635cm" svg:x="4.509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2cm" svg:height="0.635cm" svg:x="4.509cm" svg:y="11.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442cm" svg:height="0.635cm" svg:x="4.509cm" svg:y="10.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159cm" svg:height="1.179cm" svg:x="21.955cm" svg:y="6.8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635cm" svg:height="0.635cm" svg:x="22.11cm" svg:y="9.46cm">
          <text:p/>
          <draw:enhanced-geometry svg:viewBox="0 0 21600 21600" draw:mirror-horizontal="false" draw:mirror-vertical="false" draw:type="rectangle" draw:enhanced-path="M 0 0 L 21600 0 21600 21600 0 21600 0 0 Z N"/>
        </draw:custom-shape>
        <draw:custom-shape draw:style-name="gr5" draw:text-style-name="P1" draw:layer="layout" svg:width="0.635cm" svg:height="0.635cm" svg:x="24.65cm" svg:y="9.46cm">
          <text:p/>
          <draw:enhanced-geometry svg:viewBox="0 0 21600 21600" draw:mirror-horizontal="false" draw:mirror-vertical="false" draw:type="rectangle" draw:enhanced-path="M 0 0 L 21600 0 21600 21600 0 21600 0 0 Z N"/>
        </draw:custom-shape>
        <draw:custom-shape draw:style-name="gr7" draw:text-style-name="P1" draw:layer="layout" svg:width="1.159cm" svg:height="1.179cm" svg:x="24.313cm" svg:y="7.6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159cm" svg:height="1.179cm" svg:x="23.154cm" svg:y="8.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771cm" svg:height="0.95cm" svg:x="25.285cm" svg:y="9.145cm">
          <text:p/>
          <draw:enhanced-geometry svg:viewBox="0 0 21600 21600" draw:glue-points="?f6 0 10800 ?f8 ?f11 10800 ?f9 21600 10800 ?f10 ?f5 10800" draw:text-areas="?f3 ?f3 ?f4 ?f4" draw:type="parallelogram" draw:modifiers="4979.3863099921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 draw:layer="layout" svg:width="0.79cm" svg:height="1.009cm" svg:x="21.32cm" svg:y="9.516cm">
          <text:p/>
          <draw:enhanced-geometry svg:viewBox="0 0 21600 21600" draw:glue-points="?f6 0 10800 ?f8 ?f11 10800 ?f9 21600 10800 ?f10 ?f5 10800" draw:text-areas="?f3 ?f3 ?f4 ?f4" draw:mirror-horizontal="false" draw:mirror-vertical="fals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 draw:text-style-name="P1" draw:layer="layout" svg:width="0.649cm" svg:height="0.45cm" svg:x="21.865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4.283cm" svg:y="9.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3.818cm" svg:y="9.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3.316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2.868cm" svg:y="9.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2.402cm" svg:y="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703cm" svg:height="0.49cm" svg:x="24.769cm" svg:y="8.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21.955cm" svg:y1="7.734cm" svg:x2="20.685cm" svg:y2="7.099cm">
          <text:p/>
        </draw:line>
        <draw:line draw:style-name="gr11" draw:text-style-name="P1" draw:layer="layout" svg:x1="22.59cm" svg:y1="6.715cm" svg:x2="21.32cm" svg:y2="6.08cm">
          <text:p/>
        </draw:line>
        <draw:line draw:style-name="gr11" draw:text-style-name="P1" draw:layer="layout" svg:x1="21.721cm" svg:y1="7.099cm" svg:x2="20.05cm" svg:y2="6.08cm">
          <text:p/>
        </draw:line>
        <draw:frame draw:style-name="gr12" draw:layer="layout" svg:width="12.059cm" svg:height="1.825cm" svg:x="14.97cm" svg:y="16.875cm">
          <draw:text-box>
            <text:p>This player needs to be care not to knock</text:p>
            <text:p>loose chain of with the heavy uranium</text:p>
          </draw:text-box>
        </draw:frame>
        <draw:line draw:style-name="gr11" draw:text-style-name="P1" draw:layer="layout" svg:x1="2.905cm" svg:y1="15.605cm" svg:x2="3.54cm" svg:y2="17.51cm">
          <text:p/>
        </draw:line>
        <draw:frame draw:style-name="gr13" draw:layer="layout" svg:width="10.16cm" svg:height="1.038cm" svg:x="2.27cm" svg:y="17.51cm">
          <draw:text-box>
            <text:p>We know, uranium isn't gree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oe Toppi</meta:initial-creator>
    <meta:creation-date>2010-06-17T21:11:08</meta:creation-date>
    <meta:generator>OpenOffice.org/3.2$Linux OpenOffice.org_project/320m12$Build-9483</meta:generator>
    <dc:date>2010-06-17T21:57:46</dc:date>
    <dc:creator>Joe Toppi</dc:creator>
    <meta:editing-duration>PT00H30M04S</meta:editing-duration>
    <meta:editing-cycles>2</meta:editing-cycles>
    <meta:document-statistic meta:object-count="46"/>
  </office:meta>
</office:document-meta>
</file>